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officeooo:paragraph-rsid="001c02f7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1fc1c2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204b1a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21115f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217135"/>
    </style:style>
    <style:style style:name="P6" style:family="paragraph" style:parent-style-name="Standard" style:list-style-name="L1">
      <style:paragraph-properties fo:margin-left="2.011cm" fo:margin-right="0cm" fo:text-align="start" style:justify-single-word="false" fo:text-indent="0cm" style:auto-text-indent="false"/>
      <style:text-properties officeooo:paragraph-rsid="001dc9db"/>
    </style:style>
    <style:style style:name="P7" style:family="paragraph" style:parent-style-name="Standard" style:list-style-name="L1">
      <style:paragraph-properties fo:margin-left="2.011cm" fo:margin-right="0cm" fo:text-align="start" style:justify-single-word="false" fo:text-indent="0cm" style:auto-text-indent="false"/>
      <style:text-properties officeooo:paragraph-rsid="001fc1c2"/>
    </style:style>
    <style:style style:name="P8" style:family="paragraph" style:parent-style-name="Standard" style:list-style-name="L1">
      <style:paragraph-properties fo:margin-left="2.011cm" fo:margin-right="0cm" fo:text-align="start" style:justify-single-word="false" fo:text-indent="0cm" style:auto-text-indent="false"/>
      <style:text-properties officeooo:paragraph-rsid="00204b1a"/>
    </style:style>
    <style:style style:name="P9" style:family="paragraph" style:parent-style-name="Standard" style:list-style-name="L1">
      <style:paragraph-properties fo:margin-left="2.011cm" fo:margin-right="0cm" fo:text-align="start" style:justify-single-word="false" fo:text-indent="0cm" style:auto-text-indent="false"/>
      <style:text-properties officeooo:paragraph-rsid="0020c250"/>
    </style:style>
    <style:style style:name="P10" style:family="paragraph" style:parent-style-name="Standard" style:list-style-name="L1">
      <style:paragraph-properties fo:margin-left="2.011cm" fo:margin-right="0cm" fo:text-align="start" style:justify-single-word="false" fo:text-indent="0cm" style:auto-text-indent="false"/>
      <style:text-properties officeooo:paragraph-rsid="0021115f"/>
    </style:style>
    <style:style style:name="P11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  <style:text-properties officeooo:paragraph-rsid="0021115f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04b1a"/>
    </style:style>
    <style:style style:name="P13" style:family="paragraph" style:parent-style-name="Standard" style:list-style-name="L1">
      <style:paragraph-properties fo:margin-left="0.979cm" fo:margin-right="0cm" fo:text-align="start" style:justify-single-word="false" fo:text-indent="0cm" style:auto-text-indent="false"/>
      <style:text-properties officeooo:paragraph-rsid="001fc1c2"/>
    </style:style>
    <style:style style:name="P14" style:family="paragraph" style:parent-style-name="Standard">
      <style:paragraph-properties fo:margin-left="1.005cm" fo:margin-right="0cm" fo:text-align="start" style:justify-single-word="false" fo:text-indent="0cm" style:auto-text-indent="false"/>
      <style:text-properties officeooo:paragraph-rsid="00204b1a"/>
    </style:style>
    <style:style style:name="T1" style:family="text">
      <style:text-properties officeooo:rsid="001c02f7"/>
    </style:style>
    <style:style style:name="T2" style:family="text">
      <style:text-properties officeooo:rsid="001c32bc"/>
    </style:style>
    <style:style style:name="T3" style:family="text">
      <style:text-properties officeooo:rsid="001cf402"/>
    </style:style>
    <style:style style:name="T4" style:family="text">
      <style:text-properties officeooo:rsid="001dc9db"/>
    </style:style>
    <style:style style:name="T5" style:family="text">
      <style:text-properties officeooo:rsid="001fc1c2"/>
    </style:style>
    <style:style style:name="T6" style:family="text">
      <style:text-properties officeooo:rsid="00204b1a"/>
    </style:style>
    <style:style style:name="T7" style:family="text">
      <style:text-properties officeooo:rsid="0020c250"/>
    </style:style>
    <style:style style:name="T8" style:family="text">
      <style:text-properties officeooo:rsid="0021115f"/>
    </style:style>
    <style:style style:name="T9" style:family="text">
      <style:text-properties officeooo:rsid="00217135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381cm" fo:margin-left="0.9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381cm" fo:margin-left="0.97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381cm" fo:margin-left="0.97cm"/>
        </style:list-level-properties>
        <style:text-properties style:font-name="StarSymbol"/>
      </text:list-level-style-bullet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381cm" fo:margin-left="0.97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381cm" fo:margin-left="0.97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381cm" fo:margin-left="0.97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381cm" fo:margin-left="0.97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381cm" fo:margin-left="0.97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381cm" fo:margin-left="0.97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381cm" fo:margin-left="0.97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404593399" text:style-name="L1">
        <text:list-item>
          <text:p text:style-name="P1"><text:span text:style-name="T1">Introduccion<text:line-break/></text:span></text:p>
          <text:list>
            <text:list-item>
              <text:p text:style-name="P1"><text:span text:style-name="T1">Proposito<text:line-break/></text:span></text:p>
              <text:p text:style-name="P2"><text:span text:style-name="T1">El presente documento tiene como propósito definir las especificaciones funcionales, no funcionales y del sistema para la implementación de una aplicación Remota que permitirá gestionar </text:span><text:span text:style-name="T2">y</text:span><text:span text:style-name="T1"> administrar la información de </text:span><text:span text:style-name="T5">Clasificados</text:span><text:span text:style-name="T1"> inmobiliarios. Donde dicha aplicación (API) será utilizada por los interesados en publicar </text:span><text:span text:style-name="T5">Clasificados</text:span><text:span text:style-name="T1"> o en consultar </text:span><text:span text:style-name="T5">Clasificados</text:span><text:span text:style-name="T1"> mediante una GUI.</text:span></text:p>
              <text:p text:style-name="P1"><text:span text:style-name="T1"/></text:p>
            </text:list-item>
            <text:list-item>
              <text:p text:style-name="P1"><text:span text:style-name="T1">Alcance<text:line-break/><text:line-break/></text:span><text:span text:style-name="T2">Disenio, Desarrollo e Implementacion de la pagina web IRC (El Inmobilia Rio Cuarto)<text:line-break/><text:line-break/>El IRC sera una aplicación basada en JAVA que funcionará en un entorno Cliente/Servidor que permitirá Gestionar, Administrar </text:span><text:span text:style-name="T3">la información de cada inmueble, la cual ademaś permite una conexión de multi-usuarios.<text:line-break/>Ésta aplicación dará apoyo a los siguientes procesos:</text:span></text:p>
              <text:list>
                <text:list-item>
                  <text:p text:style-name="P6"><text:span text:style-name="T4">Gestionar </text:span><text:span text:style-name="T5">Clasificados</text:span></text:p>
                </text:list-item>
                <text:list-item>
                  <text:p text:style-name="P6"><text:span text:style-name="T4">Consultar </text:span><text:span text:style-name="T5">Clasificados</text:span></text:p>
                </text:list-item>
                <text:list-item>
                  <text:p text:style-name="P7"><text:span text:style-name="T5">Registrar Usuarios</text:span></text:p>
                  <text:p text:style-name="P13"><text:span text:style-name="T5"/></text:p>
                  <text:p text:style-name="P13"><text:span text:style-name="T5">A través del sistema NO se podrá:</text:span></text:p>
                </text:list-item>
                <text:list-item>
                  <text:p text:style-name="P7"><text:span text:style-name="T5">Realizar transacciones</text:span></text:p>
                </text:list-item>
                <text:list-item>
                  <text:p text:style-name="P8"><text:span text:style-name="T6">Conectarse con otros usuarios</text:span></text:p>
                </text:list-item>
              </text:list>
            </text:list-item>
          </text:list>
        </text:list-item>
      </text:list>
      <text:p text:style-name="P12"><text:span text:style-name="T6"/></text:p>
      <text:p text:style-name="P14"><text:span text:style-name="T6">El IRC permitirá una flexibilidad de acceso a la información a través de una estación de cómputo dotada con conexión a Internet.</text:span></text:p>
      <text:p text:style-name="P12"><text:span text:style-name="T5"/></text:p>
      <text:list xml:id="list834644643" text:continue-numbering="true" text:style-name="L1">
        <text:list-item>
          <text:list>
            <text:list-item>
              <text:p text:style-name="P3"><text:span text:style-name="T6">Definiciones, acrónimos y abreviaciones</text:span></text:p>
              <text:p text:style-name="P3"><text:span text:style-name="T6"><text:line-break/><text:line-break/></text:span></text:p>
            </text:list-item>
            <text:list-item>
              <text:p text:style-name="P3"><text:span text:style-name="T6">Glosario<text:line-break/><text:line-break/><text:line-break/></text:span></text:p>
            </text:list-item>
            <text:list-item>
              <text:p text:style-name="P3"><text:span text:style-name="T6">Referencias<text:line-break/><text:line-break/><text:line-break/></text:span></text:p>
            </text:list-item>
            <text:list-item>
              <text:p text:style-name="P3"><text:span text:style-name="T6">Personal Involucrado<text:line-break/><text:line-break/><text:line-break/></text:span></text:p>
            </text:list-item>
            <text:list-item>
              <text:p text:style-name="P3"><text:span text:style-name="T6">Visión Global<text:line-break/><text:line-break/><text:line-break/><text:line-break/><text:line-break/><text:line-break/></text:span></text:p>
            </text:list-item>
          </text:list>
        </text:list-item>
        <text:list-item>
          <text:p text:style-name="P3"><text:soft-page-break/><text:span text:style-name="T6">Descripción Global<text:line-break/></text:span></text:p>
          <text:list>
            <text:list-item>
              <text:p text:style-name="P3"><text:span text:style-name="T6">Perspectiva del Producto<text:line-break/><text:line-break/>El Sistema IRC será un producto que trabajara en forma Cliente/Servidor, además de trabajar de manera independiente con lo que no interactuara con otros sistemas.<text:line-break/></text:span></text:p>
            </text:list-item>
            <text:list-item>
              <text:p text:style-name="P4"><text:span text:style-name="T6">Funciones del Producto<text:line-break/><text:line-break/>El sistema IRC permitirá realizar las siguentes funciones:</text:span></text:p>
              <text:list>
                <text:list-item>
                  <text:p text:style-name="P9"><text:span text:style-name="T7">Gestionar clasificados: Los usuarios registrados al sistema podrán publicar, eliminar y editar clasificados de inmuebles que dicho usuario posee.</text:span></text:p>
                </text:list-item>
                <text:list-item>
                  <text:p text:style-name="P9"><text:span text:style-name="T7">Consultar clasificados: Todos los usuarios podrán ac</text:span><text:span text:style-name="T8">c</text:span><text:span text:style-name="T7">eder los datos de todos los clasificados de anuncios.</text:span></text:p>
                </text:list-item>
                <text:list-item>
                  <text:p text:style-name="P10"><text:span text:style-name="T7">Registrar usuario: Un usuario no registrado podrá ingresar sus datos personales al sistema para gestionar clasificados.</text:span></text:p>
                  <text:p text:style-name="P11"><text:span text:style-name="T7"/></text:p>
                </text:list-item>
              </text:list>
            </text:list-item>
            <text:list-item>
              <text:p text:style-name="P5"><text:span text:style-name="T8">Característica del usuario<text:line-break/>El sistema IRC contendrá 3 tipos de usuarios que interactúan y lo administran:<text:line-break/>Administrador del Sistema, Usuario Registrado, </text:span><text:span text:style-name="T9">Usuario No Registrado<text:line-break/></text:span></text:p>
              <text:list>
                <text:list-item>
                  <text:list>
                    <text:list-item>
                      <text:p text:style-name="P5"><text:span text:style-name="T9">Perfil de usuario</text:span></text:p>
                      <text:list>
                        <text:list-header>
                          <text:p text:style-name="P5"><text:span text:style-name="T9"><text:line-break/></text:span></text:p>
                        </text:list-header>
                      </text:list>
                    </text:list-item>
                  </text:list>
                </text:list-item>
              </text:list>
              <text:p text:style-name="P4"><text:span text:style-name="T6"/></text:p>
              <text:list>
                <text:list-item>
                  <text:list>
                    <text:list-item>
                      <text:list>
                        <text:list-header>
                          <text:p text:style-name="P11"><text:span text:style-name="T6"><text:line-break/><text:line-break/><text:tab/>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Contents_20_Heading" style:display-name="Contents Heading" style:family="paragraph" style:parent-style-name="Header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o Putruele</meta:initial-creator>
    <meta:creation-date>2013-04-14T17:24:55</meta:creation-date>
    <dc:date>2013-04-14T19:27:41</dc:date>
    <dc:creator>Luciano Putruele</dc:creator>
    <meta:editing-duration>PT30M5S</meta:editing-duration>
    <meta:editing-cycles>2</meta:editing-cycles>
    <meta:generator>LibreOffice/3.6$Linux_x86 LibreOffice_project/360m1$Build-2</meta:generator>
    <meta:document-statistic meta:table-count="0" meta:image-count="0" meta:object-count="0" meta:page-count="2" meta:paragraph-count="27" meta:word-count="298" meta:character-count="2084" meta:non-whitespace-character-count="1773"/>
  </office:meta>
</office:document-meta>
</file>